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6.6pt"/>
    </style:style>
    <style:style style:name="co3" style:family="table-column">
      <style:table-column-properties fo:break-before="auto" style:column-width="13.1pt"/>
    </style:style>
    <style:style style:name="co4" style:family="table-column">
      <style:table-column-properties fo:break-before="auto" style:column-width="11.54pt"/>
    </style:style>
    <style:style style:name="co5" style:family="table-column">
      <style:table-column-properties fo:break-before="auto" style:column-width="40.9pt"/>
    </style:style>
    <style:style style:name="co6" style:family="table-column">
      <style:table-column-properties fo:break-before="auto" style:column-width="125.04pt"/>
    </style:style>
    <style:style style:name="co7" style:family="table-column">
      <style:table-column-properties fo:break-before="auto" style:column-width="12.36pt"/>
    </style:style>
    <style:style style:name="co8" style:family="table-column">
      <style:table-column-properties fo:break-before="auto" style:column-width="38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ackground-color="#ffff00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6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27" style:family="table-cell" style:parent-style-name="Default">
      <style:table-cell-properties fo:border-bottom="none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order-bottom="0.06pt solid #000000" fo:background-color="#ffff00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OS: </text:p>
          </table:table-cell>
          <table:table-cell table:number-columns-repeated="2"/>
          <table:table-cell table:style-name="ce2" office:value-type="string" calcext:value-type="string">
            <text:p>Kubuntu 16.04.1, Xserver disabled ( “sudo systemctl stop sddm.service” or “sudo service sddm stop” )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Compiler:</text:p>
          </table:table-cell>
          <table:table-cell table:number-columns-repeated="2"/>
          <table:table-cell table:style-name="ce2" office:value-type="string" calcext:value-type="string">
            <text:p>gcc (Ubuntu 5.4.0-6ubuntu1~16.04.2) 5.4.0 20160609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Platform:</text:p>
          </table:table-cell>
          <table:table-cell table:number-columns-repeated="2"/>
          <table:table-cell table:style-name="ce23" office:value-type="string" calcext:value-type="string" table:number-columns-spanned="14" table:number-rows-spanned="1">
            <text:p><text:s/>Yoga 13: i5 3317u (1.6ghz, turbo 2.4ghz, turbo2 2.6ghz) 2 core (4 threads: hiperthreading ON), <text:s/>8gb ram</text:p>
          </table:table-cell>
          <table:covered-table-cell table:number-columns-repeated="1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SE</text:p>
          </table:table-cell>
          <table:covered-table-cell/>
          <table:table-cell table:style-name="ce3" office:value-type="string" calcext:value-type="string" table:number-columns-spanned="5" table:number-rows-spanned="1">
            <text:p>DEBUG -O0</text:p>
          </table:table-cell>
          <table:covered-table-cell table:number-columns-repeated="4"/>
          <table:table-cell table:number-columns-repeated="2"/>
          <table:table-cell table:style-name="ce3" office:value-type="string" calcext:value-type="string" table:number-columns-spanned="2" table:number-rows-spanned="1">
            <text:p>SE</text:p>
          </table:table-cell>
          <table:covered-table-cell/>
          <table:table-cell table:style-name="ce3" office:value-type="string" calcext:value-type="string" table:number-columns-spanned="5" table:number-rows-spanned="1">
            <text:p>DEBUG -O1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>W</text:p>
          </table:table-cell>
          <table:table-cell table:style-name="ce16" office:value-type="string" calcext:value-type="string">
            <text:p>H</text:p>
          </table:table-cell>
          <table:table-cell table:style-name="ce24" office:value-type="string" calcext:value-type="string">
            <text:p>Threads</text:p>
          </table:table-cell>
          <table:table-cell table:style-name="ce24" office:value-type="string" calcext:value-type="string">
            <text:p>Run 1</text:p>
          </table:table-cell>
          <table:table-cell table:style-name="ce24" office:value-type="string" calcext:value-type="string">
            <text:p>Run 2</text:p>
          </table:table-cell>
          <table:table-cell table:style-name="ce24" office:value-type="string" calcext:value-type="string">
            <text:p>Run 3</text:p>
          </table:table-cell>
          <table:table-cell table:style-name="ce24" office:value-type="string" calcext:value-type="string">
            <text:p>Loop x100</text:p>
          </table:table-cell>
          <table:table-cell table:number-columns-repeated="2"/>
          <table:table-cell table:style-name="ce9" office:value-type="string" calcext:value-type="string">
            <text:p>W</text:p>
          </table:table-cell>
          <table:table-cell table:style-name="ce16" office:value-type="string" calcext:value-type="string">
            <text:p>H</text:p>
          </table:table-cell>
          <table:table-cell table:style-name="ce24" office:value-type="string" calcext:value-type="string">
            <text:p>Threads</text:p>
          </table:table-cell>
          <table:table-cell table:style-name="ce24" office:value-type="string" calcext:value-type="string">
            <text:p>Run 1</text:p>
          </table:table-cell>
          <table:table-cell table:style-name="ce24" office:value-type="string" calcext:value-type="string">
            <text:p>Run 2</text:p>
          </table:table-cell>
          <table:table-cell table:style-name="ce24" office:value-type="string" calcext:value-type="string">
            <text:p>Run 3</text:p>
          </table:table-cell>
          <table:table-cell table:style-name="ce24" office:value-type="string" calcext:value-type="string">
            <text:p>Loop x100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Inline Disabled</text:p>
            <text:p>(but methods defined in .h</text:p>
            <text:p>because of templates..)</text:p>
          </table:table-cell>
          <table:table-cell table:style-name="ce10"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.76909" calcext:value-type="float">
            <text:p>1.76909</text:p>
          </table:table-cell>
          <table:table-cell table:style-name="ce25" office:value-type="float" office:value="1.76645" calcext:value-type="float">
            <text:p>1.76645</text:p>
          </table:table-cell>
          <table:table-cell table:style-name="ce25" office:value-type="float" office:value="1.77558" calcext:value-type="float">
            <text:p>1.77558</text:p>
          </table:table-cell>
          <table:table-cell table:style-name="ce25" office:value-type="float" office:value="174.713" calcext:value-type="float">
            <text:p>174.713</text:p>
          </table:table-cell>
          <table:table-cell/>
          <table:table-cell table:style-name="ce3" office:value-type="string" calcext:value-type="string" table:number-columns-spanned="1" table:number-rows-spanned="4">
            <text:p>Inline Disabled</text:p>
            <text:p>(but methods defined in .h</text:p>
            <text:p>because of templates..)</text:p>
          </table:table-cell>
          <table:table-cell table:style-name="ce10" office:value-type="float" office:value="7" calcext:value-type="float">
            <text:p>7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.141185" calcext:value-type="float">
            <text:p>0.141185</text:p>
          </table:table-cell>
          <table:table-cell table:style-name="ce27" office:value-type="float" office:value="0.138341" calcext:value-type="float">
            <text:p>0.138341</text:p>
          </table:table-cell>
          <table:table-cell table:style-name="ce27" office:value-type="float" office:value="0.138763" calcext:value-type="float">
            <text:p>0.138763</text:p>
          </table:table-cell>
          <table:table-cell table:style-name="ce17" office:value-type="float" office:value="13.9205" calcext:value-type="float">
            <text:p>13.9205</text:p>
          </table:table-cell>
        </table:table-row>
        <table:table-row table:style-name="ro1"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.76929" calcext:value-type="float">
            <text:p>1.76929</text:p>
          </table:table-cell>
          <table:table-cell table:style-name="ce4" office:value-type="float" office:value="1.79549" calcext:value-type="float">
            <text:p>1.79549</text:p>
          </table:table-cell>
          <table:table-cell table:style-name="ce4" office:value-type="float" office:value="1.79696" calcext:value-type="float">
            <text:p>1.79696</text:p>
          </table:table-cell>
          <table:table-cell table:style-name="ce4" office:value-type="float" office:value="174.542" calcext:value-type="float">
            <text:p>174.542</text:p>
          </table:table-cell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144137" calcext:value-type="float">
            <text:p>0.144137</text:p>
          </table:table-cell>
          <table:table-cell office:value-type="float" office:value="0.139678" calcext:value-type="float">
            <text:p>0.139678</text:p>
          </table:table-cell>
          <table:table-cell office:value-type="float" office:value="0.140585" calcext:value-type="float">
            <text:p>0.140585</text:p>
          </table:table-cell>
          <table:table-cell table:style-name="ce18" office:value-type="float" office:value="14.046" calcext:value-type="float">
            <text:p>14.046</text:p>
          </table:table-cell>
        </table:table-row>
        <table:table-row table:style-name="ro1"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.765" calcext:value-type="float">
            <text:p>1.765</text:p>
          </table:table-cell>
          <table:table-cell table:style-name="ce4" office:value-type="float" office:value="1.76892" calcext:value-type="float">
            <text:p>1.76892</text:p>
          </table:table-cell>
          <table:table-cell table:style-name="ce4" office:value-type="float" office:value="1.76704" calcext:value-type="float">
            <text:p>1.76704</text:p>
          </table:table-cell>
          <table:table-cell table:style-name="ce4" office:value-type="float" office:value="171.605" calcext:value-type="float">
            <text:p>171.605</text:p>
          </table:table-cell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139014" calcext:value-type="float">
            <text:p>0.139014</text:p>
          </table:table-cell>
          <table:table-cell office:value-type="float" office:value="0.13929" calcext:value-type="float">
            <text:p>0.13929</text:p>
          </table:table-cell>
          <table:table-cell office:value-type="float" office:value="0.142889" calcext:value-type="float">
            <text:p>0.142889</text:p>
          </table:table-cell>
          <table:table-cell table:style-name="ce18" office:value-type="float" office:value="13.9871" calcext:value-type="float">
            <text:p>13.9871</text:p>
          </table:table-cell>
        </table:table-row>
        <table:table-row table:style-name="ro1">
          <table:table-cell/>
          <table:covered-table-cell table:style-name="ce5"/>
          <table:table-cell table:style-name="ce12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.77333" calcext:value-type="float">
            <text:p>1.77333</text:p>
          </table:table-cell>
          <table:table-cell table:style-name="ce5" office:value-type="float" office:value="1.76781" calcext:value-type="float">
            <text:p>1.76781</text:p>
          </table:table-cell>
          <table:table-cell table:style-name="ce5" office:value-type="float" office:value="1.76858" calcext:value-type="float">
            <text:p>1.76858</text:p>
          </table:table-cell>
          <table:table-cell table:style-name="ce5" office:value-type="float" office:value="171.702" calcext:value-type="float">
            <text:p>171.702</text:p>
          </table:table-cell>
          <table:table-cell/>
          <table:covered-table-cell table:style-name="ce5"/>
          <table:table-cell table:style-name="ce12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0.142524" calcext:value-type="float">
            <text:p>0.142524</text:p>
          </table:table-cell>
          <table:table-cell table:style-name="ce28" office:value-type="float" office:value="0.141324" calcext:value-type="float">
            <text:p>0.141324</text:p>
          </table:table-cell>
          <table:table-cell table:style-name="ce28" office:value-type="float" office:value="0.13928" calcext:value-type="float">
            <text:p>0.13928</text:p>
          </table:table-cell>
          <table:table-cell table:style-name="ce19" office:value-type="float" office:value="13.96" calcext:value-type="float">
            <text:p>13.96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Normal Inline</text:p>
          </table:table-cell>
          <table:table-cell table:style-name="ce10"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.79234" calcext:value-type="float">
            <text:p>1.79234</text:p>
          </table:table-cell>
          <table:table-cell table:style-name="ce25" office:value-type="float" office:value="1.78853" calcext:value-type="float">
            <text:p>1.78853</text:p>
          </table:table-cell>
          <table:table-cell table:style-name="ce25" office:value-type="float" office:value="1.81311" calcext:value-type="float">
            <text:p>1.81311</text:p>
          </table:table-cell>
          <table:table-cell table:style-name="ce25" office:value-type="float" office:value="174.702" calcext:value-type="float">
            <text:p>174.702</text:p>
          </table:table-cell>
          <table:table-cell/>
          <table:table-cell table:style-name="ce3" office:value-type="string" calcext:value-type="string" table:number-columns-spanned="1" table:number-rows-spanned="4">
            <text:p>Normal Inline</text:p>
          </table:table-cell>
          <table:table-cell table:style-name="ce10" office:value-type="float" office:value="7" calcext:value-type="float">
            <text:p>7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.141235" calcext:value-type="float">
            <text:p>0.141235</text:p>
          </table:table-cell>
          <table:table-cell table:style-name="ce27" office:value-type="float" office:value="0.138385" calcext:value-type="float">
            <text:p>0.138385</text:p>
          </table:table-cell>
          <table:table-cell table:style-name="ce27" office:value-type="float" office:value="0.138836" calcext:value-type="float">
            <text:p>0.138836</text:p>
          </table:table-cell>
          <table:table-cell table:style-name="ce17" office:value-type="float" office:value="13.9171" calcext:value-type="float">
            <text:p>13.9171</text:p>
          </table:table-cell>
        </table:table-row>
        <table:table-row table:style-name="ro1"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.77932" calcext:value-type="float">
            <text:p>1.77932</text:p>
          </table:table-cell>
          <table:table-cell table:style-name="ce4" office:value-type="float" office:value="1.81795" calcext:value-type="float">
            <text:p>1.81795</text:p>
          </table:table-cell>
          <table:table-cell table:style-name="ce4" office:value-type="float" office:value="1.80295" calcext:value-type="float">
            <text:p>1.80295</text:p>
          </table:table-cell>
          <table:table-cell table:style-name="ce4" office:value-type="float" office:value="174.346" calcext:value-type="float">
            <text:p>174.346</text:p>
          </table:table-cell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141463" calcext:value-type="float">
            <text:p>0.141463</text:p>
          </table:table-cell>
          <table:table-cell office:value-type="float" office:value="0.140429" calcext:value-type="float">
            <text:p>0.140429</text:p>
          </table:table-cell>
          <table:table-cell office:value-type="float" office:value="0.139078" calcext:value-type="float">
            <text:p>0.139078</text:p>
          </table:table-cell>
          <table:table-cell table:style-name="ce18" office:value-type="float" office:value="14.08" calcext:value-type="float">
            <text:p>14.08</text:p>
          </table:table-cell>
        </table:table-row>
        <table:table-row table:style-name="ro1"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.77285" calcext:value-type="float">
            <text:p>1.77285</text:p>
          </table:table-cell>
          <table:table-cell table:style-name="ce4" office:value-type="float" office:value="1.77183" calcext:value-type="float">
            <text:p>1.77183</text:p>
          </table:table-cell>
          <table:table-cell table:style-name="ce4" office:value-type="float" office:value="1.77152" calcext:value-type="float">
            <text:p>1.77152</text:p>
          </table:table-cell>
          <table:table-cell table:style-name="ce4" office:value-type="float" office:value="171.323" calcext:value-type="float">
            <text:p>171.323</text:p>
          </table:table-cell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141296" calcext:value-type="float">
            <text:p>0.141296</text:p>
          </table:table-cell>
          <table:table-cell office:value-type="float" office:value="0.142817" calcext:value-type="float">
            <text:p>0.142817</text:p>
          </table:table-cell>
          <table:table-cell office:value-type="float" office:value="0.142455" calcext:value-type="float">
            <text:p>0.142455</text:p>
          </table:table-cell>
          <table:table-cell table:style-name="ce18" office:value-type="float" office:value="13.9986" calcext:value-type="float">
            <text:p>13.9986</text:p>
          </table:table-cell>
        </table:table-row>
        <table:table-row table:style-name="ro1">
          <table:table-cell/>
          <table:covered-table-cell table:style-name="ce5"/>
          <table:table-cell table:style-name="ce12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.77744" calcext:value-type="float">
            <text:p>1.77744</text:p>
          </table:table-cell>
          <table:table-cell table:style-name="ce5" office:value-type="float" office:value="1.77655" calcext:value-type="float">
            <text:p>1.77655</text:p>
          </table:table-cell>
          <table:table-cell table:style-name="ce5" office:value-type="float" office:value="1.77776" calcext:value-type="float">
            <text:p>1.77776</text:p>
          </table:table-cell>
          <table:table-cell table:style-name="ce5" office:value-type="float" office:value="171.401" calcext:value-type="float">
            <text:p>171.401</text:p>
          </table:table-cell>
          <table:table-cell/>
          <table:covered-table-cell table:style-name="ce5"/>
          <table:table-cell table:style-name="ce12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0.140553" calcext:value-type="float">
            <text:p>0.140553</text:p>
          </table:table-cell>
          <table:table-cell table:style-name="ce28" office:value-type="float" office:value="0.140022" calcext:value-type="float">
            <text:p>0.140022</text:p>
          </table:table-cell>
          <table:table-cell table:style-name="ce28" office:value-type="float" office:value="0.141206" calcext:value-type="float">
            <text:p>0.141206</text:p>
          </table:table-cell>
          <table:table-cell table:style-name="ce19" office:value-type="float" office:value="13.9757" calcext:value-type="float">
            <text:p>13.9757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Force Inline</text:p>
          </table:table-cell>
          <table:table-cell table:style-name="ce13" office:value-type="float" office:value="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.13772" calcext:value-type="float">
            <text:p>1.13772</text:p>
          </table:table-cell>
          <table:table-cell table:style-name="ce26" office:value-type="float" office:value="1.15477" calcext:value-type="float">
            <text:p>1.15477</text:p>
          </table:table-cell>
          <table:table-cell table:style-name="ce26" office:value-type="float" office:value="1.15128" calcext:value-type="float">
            <text:p>1.15128</text:p>
          </table:table-cell>
          <table:table-cell table:style-name="ce26" office:value-type="float" office:value="110.002" calcext:value-type="float">
            <text:p>110.002</text:p>
          </table:table-cell>
          <table:table-cell/>
          <table:table-cell table:style-name="ce3" office:value-type="string" calcext:value-type="string" table:number-columns-spanned="1" table:number-rows-spanned="4">
            <text:p>Force Inline</text:p>
          </table:table-cell>
          <table:table-cell table:style-name="ce10" office:value-type="float" office:value="7" calcext:value-type="float">
            <text:p>7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.141199" calcext:value-type="float">
            <text:p>0.141199</text:p>
          </table:table-cell>
          <table:table-cell table:style-name="ce27" office:value-type="float" office:value="0.13838" calcext:value-type="float">
            <text:p>0.13838</text:p>
          </table:table-cell>
          <table:table-cell table:style-name="ce27" office:value-type="float" office:value="0.138834" calcext:value-type="float">
            <text:p>0.138834</text:p>
          </table:table-cell>
          <table:table-cell table:style-name="ce17" office:value-type="float" office:value="13.9265" calcext:value-type="float">
            <text:p>13.9265</text:p>
          </table:table-cell>
        </table:table-row>
        <table:table-row table:style-name="ro1">
          <table:table-cell/>
          <table:covered-table-cell table:style-name="ce7"/>
          <table:table-cell table:style-name="ce14" office:value-type="float" office:value="7" calcext:value-type="float">
            <text:p>7</text:p>
          </table:table-cell>
          <table:table-cell table:style-name="ce21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.1328" calcext:value-type="float">
            <text:p>1.1328</text:p>
          </table:table-cell>
          <table:table-cell table:style-name="ce7" office:value-type="float" office:value="1.13888" calcext:value-type="float">
            <text:p>1.13888</text:p>
          </table:table-cell>
          <table:table-cell table:style-name="ce7" office:value-type="float" office:value="1.14177" calcext:value-type="float">
            <text:p>1.14177</text:p>
          </table:table-cell>
          <table:table-cell table:style-name="ce7" office:value-type="float" office:value="110.691" calcext:value-type="float">
            <text:p>110.691</text:p>
          </table:table-cell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144057" calcext:value-type="float">
            <text:p>0.144057</text:p>
          </table:table-cell>
          <table:table-cell office:value-type="float" office:value="0.138149" calcext:value-type="float">
            <text:p>0.138149</text:p>
          </table:table-cell>
          <table:table-cell office:value-type="float" office:value="0.138234" calcext:value-type="float">
            <text:p>0.138234</text:p>
          </table:table-cell>
          <table:table-cell table:style-name="ce18" office:value-type="float" office:value="14.0348" calcext:value-type="float">
            <text:p>14.0348</text:p>
          </table:table-cell>
        </table:table-row>
        <table:table-row table:style-name="ro1">
          <table:table-cell/>
          <table:covered-table-cell table:style-name="ce7"/>
          <table:table-cell table:style-name="ce14" office:value-type="float" office:value="7" calcext:value-type="float">
            <text:p>7</text:p>
          </table:table-cell>
          <table:table-cell table:style-name="ce21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.1437" calcext:value-type="float">
            <text:p>1.1437</text:p>
          </table:table-cell>
          <table:table-cell table:style-name="ce7" office:value-type="float" office:value="1.15063" calcext:value-type="float">
            <text:p>1.15063</text:p>
          </table:table-cell>
          <table:table-cell table:style-name="ce7" office:value-type="float" office:value="1.13821" calcext:value-type="float">
            <text:p>1.13821</text:p>
          </table:table-cell>
          <table:table-cell table:style-name="ce7" office:value-type="float" office:value="107.628" calcext:value-type="float">
            <text:p>107.628</text:p>
          </table:table-cell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139635" calcext:value-type="float">
            <text:p>0.139635</text:p>
          </table:table-cell>
          <table:table-cell office:value-type="float" office:value="0.140302" calcext:value-type="float">
            <text:p>0.140302</text:p>
          </table:table-cell>
          <table:table-cell office:value-type="float" office:value="0.139011" calcext:value-type="float">
            <text:p>0.139011</text:p>
          </table:table-cell>
          <table:table-cell table:style-name="ce18" office:value-type="float" office:value="13.9884" calcext:value-type="float">
            <text:p>13.9884</text:p>
          </table:table-cell>
        </table:table-row>
        <table:table-row table:style-name="ro1">
          <table:table-cell/>
          <table:covered-table-cell table:style-name="ce8"/>
          <table:table-cell table:style-name="ce15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.13885" calcext:value-type="float">
            <text:p>1.13885</text:p>
          </table:table-cell>
          <table:table-cell table:style-name="ce8" office:value-type="float" office:value="1.14425" calcext:value-type="float">
            <text:p>1.14425</text:p>
          </table:table-cell>
          <table:table-cell table:style-name="ce8" office:value-type="float" office:value="1.13789" calcext:value-type="float">
            <text:p>1.13789</text:p>
          </table:table-cell>
          <table:table-cell table:style-name="ce8" office:value-type="float" office:value="107.803" calcext:value-type="float">
            <text:p>107.803</text:p>
          </table:table-cell>
          <table:table-cell/>
          <table:covered-table-cell table:style-name="ce5"/>
          <table:table-cell table:style-name="ce12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0.141374" calcext:value-type="float">
            <text:p>0.141374</text:p>
          </table:table-cell>
          <table:table-cell table:style-name="ce28" office:value-type="float" office:value="0.140061" calcext:value-type="float">
            <text:p>0.140061</text:p>
          </table:table-cell>
          <table:table-cell table:style-name="ce28" office:value-type="float" office:value="0.138855" calcext:value-type="float">
            <text:p>0.138855</text:p>
          </table:table-cell>
          <table:table-cell table:style-name="ce19" office:value-type="float" office:value="13.9794" calcext:value-type="float">
            <text:p>13.9794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2" office:value-type="string" calcext:value-type="string">
            <text:p>Note:</text:p>
          </table:table-cell>
          <table:table-cell table:style-name="ce2" office:value-type="string" calcext:value-type="string">
            <text:p>Si vede chiaramente quanto sia influente l’inline quando il compilatore non ottimizza il codice, ma sia ininfluente quando non lo si ottimizza..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Ma il test nel caso di -O1 è poco valido: i tempi sono troppo piccoli, dobbiamo provare ad aumentare la dimensione della maschera di convoluzione e le ripetizioni!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Platform:</text:p>
          </table:table-cell>
          <table:table-cell table:number-columns-repeated="2"/>
          <table:table-cell table:style-name="ce23" office:value-type="string" calcext:value-type="string" table:number-columns-spanned="14" table:number-rows-spanned="1">
            <text:p>P5k-premium: core2duo 2.4ghz 2 core, 4gb ram</text:p>
          </table:table-cell>
          <table:covered-table-cell table:number-columns-repeated="1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SE</text:p>
          </table:table-cell>
          <table:covered-table-cell/>
          <table:table-cell table:style-name="ce3" office:value-type="string" calcext:value-type="string" table:number-columns-spanned="5" table:number-rows-spanned="1">
            <text:p>DEBUG -O0</text:p>
          </table:table-cell>
          <table:covered-table-cell table:number-columns-repeated="4"/>
          <table:table-cell table:number-columns-repeated="2"/>
          <table:table-cell table:style-name="ce3" office:value-type="string" calcext:value-type="string" table:number-columns-spanned="2" table:number-rows-spanned="1">
            <text:p>SE</text:p>
          </table:table-cell>
          <table:covered-table-cell/>
          <table:table-cell table:style-name="ce3" office:value-type="string" calcext:value-type="string" table:number-columns-spanned="5" table:number-rows-spanned="1">
            <text:p>DEBUG -O1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>W</text:p>
          </table:table-cell>
          <table:table-cell table:style-name="ce16" office:value-type="string" calcext:value-type="string">
            <text:p>H</text:p>
          </table:table-cell>
          <table:table-cell table:style-name="ce24" office:value-type="string" calcext:value-type="string">
            <text:p>Threads</text:p>
          </table:table-cell>
          <table:table-cell table:style-name="ce24" office:value-type="string" calcext:value-type="string">
            <text:p>Run 1</text:p>
          </table:table-cell>
          <table:table-cell table:style-name="ce24" office:value-type="string" calcext:value-type="string">
            <text:p>Run 2</text:p>
          </table:table-cell>
          <table:table-cell table:style-name="ce24" office:value-type="string" calcext:value-type="string">
            <text:p>Run 3</text:p>
          </table:table-cell>
          <table:table-cell table:style-name="ce24" office:value-type="string" calcext:value-type="string">
            <text:p>Loop x100</text:p>
          </table:table-cell>
          <table:table-cell table:number-columns-repeated="2"/>
          <table:table-cell table:style-name="ce9" office:value-type="string" calcext:value-type="string">
            <text:p>W</text:p>
          </table:table-cell>
          <table:table-cell table:style-name="ce16" office:value-type="string" calcext:value-type="string">
            <text:p>H</text:p>
          </table:table-cell>
          <table:table-cell table:style-name="ce24" office:value-type="string" calcext:value-type="string">
            <text:p>Threads</text:p>
          </table:table-cell>
          <table:table-cell table:style-name="ce24" office:value-type="string" calcext:value-type="string">
            <text:p>Run 1</text:p>
          </table:table-cell>
          <table:table-cell table:style-name="ce24" office:value-type="string" calcext:value-type="string">
            <text:p>Run 2</text:p>
          </table:table-cell>
          <table:table-cell table:style-name="ce24" office:value-type="string" calcext:value-type="string">
            <text:p>Run 3</text:p>
          </table:table-cell>
          <table:table-cell table:style-name="ce24" office:value-type="string" calcext:value-type="string">
            <text:p>Loop x100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Inline Disabled</text:p>
            <text:p>(but methods defined in .h</text:p>
            <text:p>because of templates..)</text:p>
          </table:table-cell>
          <table:table-cell table:style-name="ce10"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.2123" calcext:value-type="float">
            <text:p>2.2123</text:p>
          </table:table-cell>
          <table:table-cell table:style-name="ce25" office:value-type="float" office:value="2.1372" calcext:value-type="float">
            <text:p>2.1372</text:p>
          </table:table-cell>
          <table:table-cell table:style-name="ce25" office:value-type="float" office:value="2.13014" calcext:value-type="float">
            <text:p>2.13014</text:p>
          </table:table-cell>
          <table:table-cell table:style-name="ce25" office:value-type="float" office:value="198.757" calcext:value-type="float">
            <text:p>198.757</text:p>
          </table:table-cell>
          <table:table-cell/>
          <table:table-cell table:style-name="ce3" office:value-type="string" calcext:value-type="string" table:number-columns-spanned="1" table:number-rows-spanned="4">
            <text:p>Inline Disabled</text:p>
            <text:p>(but methods defined in .h</text:p>
            <text:p>because of templates..)</text:p>
          </table:table-cell>
          <table:table-cell table:style-name="ce10" office:value-type="float" office:value="7" calcext:value-type="float">
            <text:p>7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.149351" calcext:value-type="float">
            <text:p>0.149351</text:p>
          </table:table-cell>
          <table:table-cell table:style-name="ce27" office:value-type="float" office:value="0.137578" calcext:value-type="float">
            <text:p>0.137578</text:p>
          </table:table-cell>
          <table:table-cell table:style-name="ce27" office:value-type="float" office:value="0.14149" calcext:value-type="float">
            <text:p>0.14149</text:p>
          </table:table-cell>
          <table:table-cell table:style-name="ce17" office:value-type="float" office:value="14.1244" calcext:value-type="float">
            <text:p>14.1244</text:p>
          </table:table-cell>
        </table:table-row>
        <table:table-row table:style-name="ro1"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.18336" calcext:value-type="float">
            <text:p>2.18336</text:p>
          </table:table-cell>
          <table:table-cell table:style-name="ce4" office:value-type="float" office:value="2.12063" calcext:value-type="float">
            <text:p>2.12063</text:p>
          </table:table-cell>
          <table:table-cell table:style-name="ce4" office:value-type="float" office:value="2.12221" calcext:value-type="float">
            <text:p>2.12221</text:p>
          </table:table-cell>
          <table:table-cell table:style-name="ce4" office:value-type="float" office:value="196.254" calcext:value-type="float">
            <text:p>196.254</text:p>
          </table:table-cell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146969" calcext:value-type="float">
            <text:p>0.146969</text:p>
          </table:table-cell>
          <table:table-cell office:value-type="float" office:value="0.14084" calcext:value-type="float">
            <text:p>0.14084</text:p>
          </table:table-cell>
          <table:table-cell office:value-type="float" office:value="0.141866" calcext:value-type="float">
            <text:p>0.141866</text:p>
          </table:table-cell>
          <table:table-cell table:style-name="ce18" office:value-type="float" office:value="14.1609" calcext:value-type="float">
            <text:p>14.1609</text:p>
          </table:table-cell>
        </table:table-row>
        <table:table-row table:style-name="ro1"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.17831" calcext:value-type="float">
            <text:p>2.17831</text:p>
          </table:table-cell>
          <table:table-cell table:style-name="ce4" office:value-type="float" office:value="2.1271" calcext:value-type="float">
            <text:p>2.1271</text:p>
          </table:table-cell>
          <table:table-cell table:style-name="ce4" office:value-type="float" office:value="2.12806" calcext:value-type="float">
            <text:p>2.12806</text:p>
          </table:table-cell>
          <table:table-cell table:style-name="ce4" office:value-type="float" office:value="195.846" calcext:value-type="float">
            <text:p>195.846</text:p>
          </table:table-cell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164774" calcext:value-type="float">
            <text:p>0.164774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140334" calcext:value-type="float">
            <text:p>0.140334</text:p>
          </table:table-cell>
          <table:table-cell table:style-name="ce18" office:value-type="float" office:value="14.1178" calcext:value-type="float">
            <text:p>14.1178</text:p>
          </table:table-cell>
        </table:table-row>
        <table:table-row table:style-name="ro1">
          <table:table-cell/>
          <table:covered-table-cell table:style-name="ce5"/>
          <table:table-cell table:style-name="ce12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.18357" calcext:value-type="float">
            <text:p>2.18357</text:p>
          </table:table-cell>
          <table:table-cell table:style-name="ce5" office:value-type="float" office:value="2.14261" calcext:value-type="float">
            <text:p>2.14261</text:p>
          </table:table-cell>
          <table:table-cell table:style-name="ce5" office:value-type="float" office:value="2.17352" calcext:value-type="float">
            <text:p>2.17352</text:p>
          </table:table-cell>
          <table:table-cell table:style-name="ce5" office:value-type="float" office:value="195.485" calcext:value-type="float">
            <text:p>195.485</text:p>
          </table:table-cell>
          <table:table-cell/>
          <table:covered-table-cell table:style-name="ce5"/>
          <table:table-cell table:style-name="ce12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0.151793" calcext:value-type="float">
            <text:p>0.151793</text:p>
          </table:table-cell>
          <table:table-cell table:style-name="ce28" office:value-type="float" office:value="0.139127" calcext:value-type="float">
            <text:p>0.139127</text:p>
          </table:table-cell>
          <table:table-cell table:style-name="ce28" office:value-type="float" office:value="0.139967" calcext:value-type="float">
            <text:p>0.139967</text:p>
          </table:table-cell>
          <table:table-cell table:style-name="ce19" office:value-type="float" office:value="14.0945" calcext:value-type="float">
            <text:p>14.0945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Normal Inline</text:p>
          </table:table-cell>
          <table:table-cell table:style-name="ce10"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.20703" calcext:value-type="float">
            <text:p>2.20703</text:p>
          </table:table-cell>
          <table:table-cell table:style-name="ce25" office:value-type="float" office:value="2.12698" calcext:value-type="float">
            <text:p>2.12698</text:p>
          </table:table-cell>
          <table:table-cell table:style-name="ce25" office:value-type="float" office:value="2.14162" calcext:value-type="float">
            <text:p>2.14162</text:p>
          </table:table-cell>
          <table:table-cell table:style-name="ce25" office:value-type="float" office:value="198.356" calcext:value-type="float">
            <text:p>198.356</text:p>
          </table:table-cell>
          <table:table-cell/>
          <table:table-cell table:style-name="ce3" office:value-type="string" calcext:value-type="string" table:number-columns-spanned="1" table:number-rows-spanned="4">
            <text:p>Normal Inline</text:p>
          </table:table-cell>
          <table:table-cell table:style-name="ce10" office:value-type="float" office:value="7" calcext:value-type="float">
            <text:p>7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.149602" calcext:value-type="float">
            <text:p>0.149602</text:p>
          </table:table-cell>
          <table:table-cell table:style-name="ce27" office:value-type="float" office:value="0.138626" calcext:value-type="float">
            <text:p>0.138626</text:p>
          </table:table-cell>
          <table:table-cell table:style-name="ce27" office:value-type="float" office:value="0.142853" calcext:value-type="float">
            <text:p>0.142853</text:p>
          </table:table-cell>
          <table:table-cell table:style-name="ce17" office:value-type="float" office:value="14.1394" calcext:value-type="float">
            <text:p>14.1394</text:p>
          </table:table-cell>
        </table:table-row>
        <table:table-row table:style-name="ro1"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.19549" calcext:value-type="float">
            <text:p>2.19549</text:p>
          </table:table-cell>
          <table:table-cell table:style-name="ce4" office:value-type="float" office:value="2.13245" calcext:value-type="float">
            <text:p>2.13245</text:p>
          </table:table-cell>
          <table:table-cell table:style-name="ce4" office:value-type="float" office:value="2.13203" calcext:value-type="float">
            <text:p>2.13203</text:p>
          </table:table-cell>
          <table:table-cell table:style-name="ce4" office:value-type="float" office:value="196.085" calcext:value-type="float">
            <text:p>196.085</text:p>
          </table:table-cell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147777" calcext:value-type="float">
            <text:p>0.147777</text:p>
          </table:table-cell>
          <table:table-cell office:value-type="float" office:value="0.138313" calcext:value-type="float">
            <text:p>0.138313</text:p>
          </table:table-cell>
          <table:table-cell office:value-type="float" office:value="0.140365" calcext:value-type="float">
            <text:p>0.140365</text:p>
          </table:table-cell>
          <table:table-cell table:style-name="ce18" office:value-type="float" office:value="14.1226" calcext:value-type="float">
            <text:p>14.1226</text:p>
          </table:table-cell>
        </table:table-row>
        <table:table-row table:style-name="ro1"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.18445" calcext:value-type="float">
            <text:p>2.18445</text:p>
          </table:table-cell>
          <table:table-cell table:style-name="ce4" office:value-type="float" office:value="2.13314" calcext:value-type="float">
            <text:p>2.13314</text:p>
          </table:table-cell>
          <table:table-cell table:style-name="ce4" office:value-type="float" office:value="2.13949" calcext:value-type="float">
            <text:p>2.13949</text:p>
          </table:table-cell>
          <table:table-cell table:style-name="ce4" office:value-type="float" office:value="196.431" calcext:value-type="float">
            <text:p>196.431</text:p>
          </table:table-cell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181555" calcext:value-type="float">
            <text:p>0.181555</text:p>
          </table:table-cell>
          <table:table-cell office:value-type="float" office:value="0.140834" calcext:value-type="float">
            <text:p>0.140834</text:p>
          </table:table-cell>
          <table:table-cell office:value-type="float" office:value="0.138609" calcext:value-type="float">
            <text:p>0.138609</text:p>
          </table:table-cell>
          <table:table-cell table:style-name="ce18" office:value-type="float" office:value="14.134" calcext:value-type="float">
            <text:p>14.134</text:p>
          </table:table-cell>
        </table:table-row>
        <table:table-row table:style-name="ro1">
          <table:table-cell/>
          <table:covered-table-cell table:style-name="ce5"/>
          <table:table-cell table:style-name="ce12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.18884" calcext:value-type="float">
            <text:p>2.18884</text:p>
          </table:table-cell>
          <table:table-cell table:style-name="ce5" office:value-type="float" office:value="2.13807" calcext:value-type="float">
            <text:p>2.13807</text:p>
          </table:table-cell>
          <table:table-cell table:style-name="ce5" office:value-type="float" office:value="2.14332" calcext:value-type="float">
            <text:p>2.14332</text:p>
          </table:table-cell>
          <table:table-cell table:style-name="ce5" office:value-type="float" office:value="195.559" calcext:value-type="float">
            <text:p>195.559</text:p>
          </table:table-cell>
          <table:table-cell/>
          <table:covered-table-cell table:style-name="ce5"/>
          <table:table-cell table:style-name="ce12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0.146548" calcext:value-type="float">
            <text:p>0.146548</text:p>
          </table:table-cell>
          <table:table-cell table:style-name="ce28" office:value-type="float" office:value="0.13876" calcext:value-type="float">
            <text:p>0.13876</text:p>
          </table:table-cell>
          <table:table-cell table:style-name="ce28" office:value-type="float" office:value="0.140952" calcext:value-type="float">
            <text:p>0.140952</text:p>
          </table:table-cell>
          <table:table-cell table:style-name="ce19" office:value-type="float" office:value="14.1196" calcext:value-type="float">
            <text:p>14.1196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Force Inline</text:p>
          </table:table-cell>
          <table:table-cell table:style-name="ce13" office:value-type="float" office:value="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.4249" calcext:value-type="float">
            <text:p>1.4249</text:p>
          </table:table-cell>
          <table:table-cell table:style-name="ce26" office:value-type="float" office:value="1.42456" calcext:value-type="float">
            <text:p>1.42456</text:p>
          </table:table-cell>
          <table:table-cell table:style-name="ce26" office:value-type="float" office:value="1.42592" calcext:value-type="float">
            <text:p>1.42592</text:p>
          </table:table-cell>
          <table:table-cell table:style-name="ce26" office:value-type="float" office:value="130.507" calcext:value-type="float">
            <text:p>130.507</text:p>
          </table:table-cell>
          <table:table-cell/>
          <table:table-cell table:style-name="ce6" office:value-type="string" calcext:value-type="string" table:number-columns-spanned="1" table:number-rows-spanned="4">
            <text:p>Force Inline</text:p>
          </table:table-cell>
          <table:table-cell table:style-name="ce13" office:value-type="float" office:value="7" calcext:value-type="float">
            <text:p>7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.144455" calcext:value-type="float">
            <text:p>0.144455</text:p>
          </table:table-cell>
          <table:table-cell table:style-name="ce29" office:value-type="float" office:value="0.131222" calcext:value-type="float">
            <text:p>0.131222</text:p>
          </table:table-cell>
          <table:table-cell table:style-name="ce29" office:value-type="float" office:value="0.135024" calcext:value-type="float">
            <text:p>0.135024</text:p>
          </table:table-cell>
          <table:table-cell table:style-name="ce20" office:value-type="float" office:value="13.3271" calcext:value-type="float">
            <text:p>13.3271</text:p>
          </table:table-cell>
        </table:table-row>
        <table:table-row table:style-name="ro1">
          <table:table-cell/>
          <table:covered-table-cell table:style-name="ce7"/>
          <table:table-cell table:style-name="ce14" office:value-type="float" office:value="7" calcext:value-type="float">
            <text:p>7</text:p>
          </table:table-cell>
          <table:table-cell table:style-name="ce21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.45963" calcext:value-type="float">
            <text:p>1.45963</text:p>
          </table:table-cell>
          <table:table-cell table:style-name="ce7" office:value-type="float" office:value="1.43101" calcext:value-type="float">
            <text:p>1.43101</text:p>
          </table:table-cell>
          <table:table-cell table:style-name="ce7" office:value-type="float" office:value="1.42138" calcext:value-type="float">
            <text:p>1.42138</text:p>
          </table:table-cell>
          <table:table-cell table:style-name="ce7" office:value-type="float" office:value="129.722" calcext:value-type="float">
            <text:p>129.722</text:p>
          </table:table-cell>
          <table:table-cell/>
          <table:covered-table-cell table:style-name="ce7"/>
          <table:table-cell table:style-name="ce14" office:value-type="float" office:value="7" calcext:value-type="float">
            <text:p>7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0.141485" calcext:value-type="float">
            <text:p>0.141485</text:p>
          </table:table-cell>
          <table:table-cell table:style-name="ce30" office:value-type="float" office:value="0.13195" calcext:value-type="float">
            <text:p>0.13195</text:p>
          </table:table-cell>
          <table:table-cell table:style-name="ce30" office:value-type="float" office:value="0.133941" calcext:value-type="float">
            <text:p>0.133941</text:p>
          </table:table-cell>
          <table:table-cell table:style-name="ce21" office:value-type="float" office:value="13.3162" calcext:value-type="float">
            <text:p>13.3162</text:p>
          </table:table-cell>
        </table:table-row>
        <table:table-row table:style-name="ro1">
          <table:table-cell/>
          <table:covered-table-cell table:style-name="ce7"/>
          <table:table-cell table:style-name="ce14" office:value-type="float" office:value="7" calcext:value-type="float">
            <text:p>7</text:p>
          </table:table-cell>
          <table:table-cell table:style-name="ce21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.45547" calcext:value-type="float">
            <text:p>1.45547</text:p>
          </table:table-cell>
          <table:table-cell table:style-name="ce7" office:value-type="float" office:value="1.44246" calcext:value-type="float">
            <text:p>1.44246</text:p>
          </table:table-cell>
          <table:table-cell table:style-name="ce7" office:value-type="float" office:value="1.42098" calcext:value-type="float">
            <text:p>1.42098</text:p>
          </table:table-cell>
          <table:table-cell table:style-name="ce7" office:value-type="float" office:value="129.447" calcext:value-type="float">
            <text:p>129.447</text:p>
          </table:table-cell>
          <table:table-cell/>
          <table:covered-table-cell table:style-name="ce7"/>
          <table:table-cell table:style-name="ce14" office:value-type="float" office:value="7" calcext:value-type="float">
            <text:p>7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0.15285" calcext:value-type="float">
            <text:p>0.15285</text:p>
          </table:table-cell>
          <table:table-cell table:style-name="ce30" office:value-type="float" office:value="0.138031" calcext:value-type="float">
            <text:p>0.138031</text:p>
          </table:table-cell>
          <table:table-cell table:style-name="ce30" office:value-type="float" office:value="0.133611" calcext:value-type="float">
            <text:p>0.133611</text:p>
          </table:table-cell>
          <table:table-cell table:style-name="ce21" office:value-type="float" office:value="13.3349" calcext:value-type="float">
            <text:p>13.3349</text:p>
          </table:table-cell>
        </table:table-row>
        <table:table-row table:style-name="ro1">
          <table:table-cell/>
          <table:covered-table-cell table:style-name="ce8"/>
          <table:table-cell table:style-name="ce15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.45867" calcext:value-type="float">
            <text:p>1.45867</text:p>
          </table:table-cell>
          <table:table-cell table:style-name="ce8" office:value-type="float" office:value="1.44121" calcext:value-type="float">
            <text:p>1.44121</text:p>
          </table:table-cell>
          <table:table-cell table:style-name="ce8" office:value-type="float" office:value="1.42129" calcext:value-type="float">
            <text:p>1.42129</text:p>
          </table:table-cell>
          <table:table-cell table:style-name="ce8" office:value-type="float" office:value="129.669" calcext:value-type="float">
            <text:p>129.669</text:p>
          </table:table-cell>
          <table:table-cell/>
          <table:covered-table-cell table:style-name="ce8"/>
          <table:table-cell table:style-name="ce15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0.141403" calcext:value-type="float">
            <text:p>0.141403</text:p>
          </table:table-cell>
          <table:table-cell table:style-name="ce31" office:value-type="float" office:value="0.136736" calcext:value-type="float">
            <text:p>0.136736</text:p>
          </table:table-cell>
          <table:table-cell table:style-name="ce31" office:value-type="float" office:value="0.133428" calcext:value-type="float">
            <text:p>0.133428</text:p>
          </table:table-cell>
          <table:table-cell table:style-name="ce22" office:value-type="float" office:value="13.4107" calcext:value-type="float">
            <text:p>13.4107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table:style-name="ce2" office:value-type="string" calcext:value-type="string">
            <text:p>Note:</text:p>
          </table:table-cell>
          <table:table-cell table:style-name="ce2" office:value-type="string" calcext:value-type="string">
            <text:p>Per quanto riguarda il DEBUG -O0 si possono fare le stesse considerazioni del caso precedente.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Invece per -O1, su questo hardware si nota una leggera differenza (nemmeno troppo leggera, si parla di mezzo secondo di differenza nel bench x100)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4:35:49.005784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20:42:39.744117650</meta:creation-date>
    <dc:date>2016-11-03T14:36:55.268856520</dc:date>
    <meta:editing-duration>PT27M2S</meta:editing-duration>
    <meta:editing-cycles>15</meta:editing-cycles>
    <meta:generator>LibreOffice/5.1.4.2$Linux_X86_64 LibreOffice_project/10m0$Build-2</meta:generator>
    <meta:document-statistic meta:table-count="1" meta:cell-count="398" meta:object-count="0"/>
  </office:meta>
</office:document-meta>
</file>